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dddddd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558c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c8102e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999999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5b6770" draw:textarea-horizontal-align="center" draw:textarea-vertical-align="middl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00558c"/>
      <style:paragraph-properties fo:text-align="center"/>
    </style:style>
    <style:style style:name="P3" style:family="paragraph">
      <loext:graphic-properties draw:fill="solid" draw:fill-color="#c8102e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="solid" draw:fill-color="#5b677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.586cm" svg:height="0.834cm" svg:x="2.359cm" svg:y="0.021cm" svg:viewBox="0 0 1587 835" draw:points="0,0 338,0 338,524 341,524 608,0 1002,0 1045,524 1047,524 1270,0 1587,0 1211,835 767,835 725,328 722,328 463,835 18,835">
          <text:p/>
        </draw:polygon>
        <draw:path draw:style-name="gr2" draw:text-style-name="P2" draw:layer="layout" svg:width="1.539cm" svg:height="0.276cm" svg:x="0.519cm" svg:y="1.06cm" svg:viewBox="0 0 1540 277" svg:d="M1521 243c23-3 34-37-14-56-447-177-1108-225-1473-159-40 11-53 45 8 53 63 8 225 21 455 74 127 29 222 72 304 117 13 8 24 5 34-6 188-190 641-18 686-23z">
          <text:p/>
        </draw:path>
        <draw:path draw:style-name="gr3" draw:text-style-name="P3" draw:layer="layout" svg:width="2.114cm" svg:height="0.35cm" svg:x="0cm" svg:y="0.827cm" svg:viewBox="0 0 2115 351" svg:d="M2078 330l37-180c-703-214-1377-201-2086 51-37 13-48 63 27 53 108-16 550-77 943-80 315-2 698 66 1019 172 37 11 52 5 60-16z">
          <text:p/>
        </draw:path>
        <draw:path draw:style-name="gr4" draw:text-style-name="P4" draw:layer="layout" svg:width="1.213cm" svg:height="0.879cm" svg:x="1.103cm" svg:y="0.021cm" svg:viewBox="0 0 1214 880" svg:d="M807 537h-5l-156-537h-577l-50 238h84l-103 491h48c82 0 161 3 243 11l109-507h2l156 538c154 24 310 61 469 109h2l185-880h-293z">
          <text:p/>
        </draw:path>
        <draw:path draw:style-name="gr4" draw:text-style-name="P4" draw:layer="layout" svg:width="1.017cm" svg:height="0.842cm" svg:x="0.067cm" svg:y="0cm" svg:viewBox="0 0 1018 843" svg:d="M1011 259c32-164-53-259-394-259-320 0-497 79-534 254-11 45-8 103 26 140 88 95 463 132 498 182 8 11 10 22 8 37-14 63-93 81-162 81-45 0-71-10-90-30-16-21-18-53-10-98h-343c-24 136-29 258 319 277 172-43 344-69 513-82 74-45 116-105 132-177 16-76-5-121-31-148-88-95-450-132-492-180-8-7-11-23-8-37 8-42 52-68 124-68 42 0 74 5 95 21s29 45 21 90h328z">
          <text:p/>
        </draw:path>
        <draw:polygon draw:style-name="gr5" draw:text-style-name="P5" draw:layer="layout" svg:width="0.063cm" svg:height="0.078cm" svg:x="4.012cm" svg:y="0.024cm" svg:viewBox="0 0 64 79" draw:points="0,0 64,0 64,8 37,8 37,79 27,79 27,8 0,8">
          <text:p/>
        </draw:polygon>
        <draw:polygon draw:style-name="gr5" draw:text-style-name="P5" draw:layer="layout" svg:width="0.073cm" svg:height="0.078cm" svg:x="4.089cm" svg:y="0.021cm" svg:viewBox="0 0 74 79" draw:points="63,35 63,13 42,79 32,79 11,13 11,32 11,79 0,79 0,0 16,0 40,66 61,0 74,0 74,79 63,79">
          <text:p/>
        </draw:polygon>
        <draw:polygon draw:style-name="gr5" draw:text-style-name="P5" draw:layer="layout" svg:width="0.063cm" svg:height="0.078cm" svg:x="4.012cm" svg:y="0.024cm" svg:viewBox="0 0 64 79" draw:points="0,0 64,0 64,8 37,8 37,79 27,79 27,8 0,8">
          <text:p/>
        </draw:polygon>
        <draw:polygon draw:style-name="gr5" draw:text-style-name="P5" draw:layer="layout" svg:width="0.073cm" svg:height="0.078cm" svg:x="4.089cm" svg:y="0.021cm" svg:viewBox="0 0 74 79" draw:points="63,35 63,13 42,79 32,79 11,13 11,32 11,79 0,79 0,0 16,0 40,66 61,0 74,0 74,79 63,79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13cm" fo:margin-bottom="0.113cm" fo:margin-left="0.113cm" fo:margin-right="0.113cm" fo:page-width="4.165cm" fo:page-height="1.3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1T20:40:14.084000000</dc:date>
    <meta:editing-duration>PT13M13S</meta:editing-duration>
    <meta:editing-cycles>1</meta:editing-cycles>
    <meta:document-statistic meta:object-count="9"/>
    <meta:generator>LibreOffice/7.2.2.2$Windows_X86_64 LibreOffice_project/02b2acce88a210515b4a5bb2e46cbfb63fe97d56</meta:generator>
  </office:meta>
</office:document-meta>
</file>